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807cm" style:rel-column-width="3292*"/>
    </style:style>
    <style:style style:name="Table1.B" style:family="table-column">
      <style:table-column-properties style:column-width="11.194cm" style:rel-column-width="63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316" officeooo:paragraph-rsid="0017d316"/>
    </style:style>
    <style:style style:name="P2" style:family="paragraph" style:parent-style-name="Text_20_body">
      <style:text-properties officeooo:paragraph-rsid="001b496f"/>
    </style:style>
    <style:style style:name="P3" style:family="paragraph" style:parent-style-name="Text_20_body">
      <style:text-properties officeooo:paragraph-rsid="00243acd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b496f" officeooo:paragraph-rsid="001b496f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b496f"/>
    </style:style>
    <style:style style:name="P6" style:family="paragraph" style:parent-style-name="Heading_20_1">
      <style:text-properties officeooo:paragraph-rsid="001d70b4"/>
    </style:style>
    <style:style style:name="P7" style:family="paragraph" style:parent-style-name="Standard">
      <style:text-properties officeooo:rsid="0017d316" officeooo:paragraph-rsid="0017d316"/>
    </style:style>
    <style:style style:name="P8" style:family="paragraph" style:parent-style-name="Standard">
      <style:text-properties officeooo:rsid="0017d316" officeooo:paragraph-rsid="002b5775"/>
    </style:style>
    <style:style style:name="P9" style:family="paragraph" style:parent-style-name="Text_20_body">
      <style:text-properties officeooo:rsid="0026425e" officeooo:paragraph-rsid="0026425e"/>
    </style:style>
    <style:style style:name="P10" style:family="paragraph" style:parent-style-name="Text_20_body">
      <style:text-properties officeooo:paragraph-rsid="0026425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27ad2e"/>
    </style:style>
    <style:style style:name="P12" style:family="paragraph" style:parent-style-name="Table_20_Contents">
      <style:text-properties officeooo:rsid="002bd4b5" officeooo:paragraph-rsid="002bd4b5"/>
    </style:style>
    <style:style style:name="P13" style:family="paragraph" style:parent-style-name="Table_20_Contents">
      <style:text-properties officeooo:paragraph-rsid="002bd4b5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bd4b5" officeooo:paragraph-rsid="002bd4b5" style:font-weight-asian="bold" style:font-weight-complex="bold"/>
    </style:style>
    <style:style style:name="P15" style:family="paragraph" style:parent-style-name="Table_20_Contents">
      <style:text-properties officeooo:rsid="002ed43c" officeooo:paragraph-rsid="002ed43c"/>
    </style:style>
    <style:style style:name="P16" style:family="paragraph" style:parent-style-name="Table_20_Contents">
      <style:text-properties officeooo:paragraph-rsid="002ed43c"/>
    </style:style>
    <style:style style:name="T1" style:family="text">
      <style:text-properties officeooo:rsid="0019246a"/>
    </style:style>
    <style:style style:name="T2" style:family="text">
      <style:text-properties officeooo:rsid="001b496f"/>
    </style:style>
    <style:style style:name="T3" style:family="text">
      <style:text-properties officeooo:rsid="001d70b4"/>
    </style:style>
    <style:style style:name="T4" style:family="text">
      <style:text-properties officeooo:rsid="00243acd"/>
    </style:style>
    <style:style style:name="T5" style:family="text">
      <style:text-properties officeooo:rsid="001b496f" fo:background-color="#fff200" loext:char-shading-value="0"/>
    </style:style>
    <style:style style:name="T6" style:family="text">
      <style:text-properties officeooo:rsid="00245fab" fo:background-color="#fff200" loext:char-shading-value="0"/>
    </style:style>
    <style:style style:name="T7" style:family="text">
      <style:text-properties officeooo:rsid="0027ad2e" fo:background-color="#fff200" loext:char-shading-value="0"/>
    </style:style>
    <style:style style:name="T8" style:family="text">
      <style:text-properties officeooo:rsid="00245fab"/>
    </style:style>
    <style:style style:name="T9" style:family="text">
      <style:text-properties officeooo:rsid="0026317f"/>
    </style:style>
    <style:style style:name="T10" style:family="text">
      <style:text-properties officeooo:rsid="0026425e"/>
    </style:style>
    <style:style style:name="T11" style:family="text">
      <style:text-properties officeooo:rsid="0027ad2e"/>
    </style:style>
    <style:style style:name="T12" style:family="text">
      <style:text-properties officeooo:rsid="002b5775"/>
    </style:style>
    <style:style style:name="T13" style:family="text">
      <style:text-properties officeooo:rsid="002bd4b5"/>
    </style:style>
    <style:style style:name="T14" style:family="text">
      <style:text-properties officeooo:rsid="002cdaf7"/>
    </style:style>
    <style:style style:name="T15" style:family="text">
      <style:text-properties officeooo:rsid="002ed43c"/>
    </style:style>
    <style:style style:name="T16" style:family="text">
      <style:text-properties officeooo:rsid="002fe2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ccess.redhat.com/documentation/en-us/red_hat_virtualization/4.3/html/installing_red_hat_virtualization_as_a_self-hosted_engine_using_the_cockpit_web_interface/index" text:style-name="Internet_20_link" text:visited-style-name="Visited_20_Internet_20_Link">https://access.redhat.com/documentation/en-us/red_hat_virtualization/4.3/html/installing_red_hat_virtualization_as_a_self-hosted_engine_using_the_cockpit_web_interface/index</text:a></text:p>
      <text:p text:style-name="P1"/>
      <text:h text:style-name="P6" text:outline-level="1"><text:span text:style-name="T3">Использование веб-интерфейса Cockpit</text:span> <text:span text:style-name="T3">для ус</text:span>тановк<text:span text:style-name="T3">и</text:span> <text:span text:style-name="T1">системы </text:span>Red Hat Virtualization <text:span text:style-name="T1">в качестве Виртуализованного ЦУ</text:span></text:h>
      <text:p text:style-name="P1"/>
      <text:p text:style-name="P1">Red Hat Virtualization 4.3</text:p>
      <text:h text:style-name="Heading_20_2" text:outline-level="2">Использование Cockpit для установки диспетчера Red Hat Virtualization в виде виртуальной машины, работающей на хостах под <text:span text:style-name="T2">собственным</text:span> управлением <text:span text:style-name="T2">(Виртуализованный Центр управления)</text:span>. </text:h>
      <text:p text:style-name="P2"><text:span text:style-name="Strong_20_Emphasis"/></text:p>
      <text:p text:style-name="P2"><text:span text:style-name="Strong_20_Emphasis"><text:span text:style-name="T2">Аннотация</text:span></text:span></text:p>
      <text:p text:style-name="P5"><text:span text:style-name="T2">В данном документе описывается процесс установки среды Виртуализованного Центра управления, то есть диспетчера (он же «Центр управления») виртуализации, </text:span><text:span text:style-name="T5">установленного</text:span><text:span text:style-name="T2"> на виртуальной машине, выполняющейся на адаптированных хостах в окружении под управлением этой же виртуальной машины. Установка выполняется с использованием веб-интерфейса </text:span><text:a xlink:type="simple" xlink:href="https://cockpit-project.org/" text:style-name="Internet_20_link" text:visited-style-name="Visited_20_Internet_20_Link"><text:span text:style-name="T2">Cockpit</text:span></text:a><text:span text:style-name="T2">, с помощь которого настраивается и выполняется автоматизированная установка.</text:span></text:p>
      <text:p text:style-name="P4"/>
      <text:h text:style-name="Heading_20_1" text:outline-level="1">Необходимые условия и предпосылки</text:h>
      <text:p text:style-name="P3"><text:span text:style-name="T4">Автоматизация установки виртуализованного ЦУ выполняется с помощью системы Ansible. Мастер установки веб-интерфейса Cockpit запускается на хосте началь</text:span><text:span text:style-name="T6">ного развёрты</text:span><text:span text:style-name="T8">вания, а Центр управления виртуализацией устанавливается и настраивается на ВМ, создаваемой на хосте </text:span><text:span text:style-name="T6">развёртывания</text:span><text:span text:style-name="T8">. Базы данных ЦУ и хранилища данных устанавливаются на ВМ Центра управления, но, при необходимости, могут быть перенесены на отдельный сервер после завершения установки.</text:span></text:p>
      <text:p text:style-name="Text_20_body">Cockpit <text:span text:style-name="T9">по умолчанию присутствует в составе Red Hat Virtualization Hosts, также его можно установить на хостах <text:s/>Red Hat Enterprise Linux.</text:span></text:p>
      <text:p text:style-name="P9">Хосты, на которых может выполняться виртуальная машина Центра <text:span text:style-name="T11">у</text:span>прав<text:span text:style-name="T11">л</text:span>ения, на<text:span text:style-name="T11">з</text:span>ываются узлами виртуализированного ЦУ. Для поддержки высокой доступности требуется минимум два таких узла.</text:p>
      <text:p text:style-name="P10"><text:span text:style-name="T10">Домен хранилища, выделенный для ВМ диспетчера, называется доменом хранилища виртуализированного ЦУ. Этот домен хранилища создаётся сценарием установки, поэтому перед началом установки необходимо подготовить базовую систему хранения.</text:span></text:p>
      <text:p text:style-name="P11"><text:soft-page-break/><text:span text:style-name="T7">Сведения</text:span><text:span text:style-name="T11"> о параметрах окружения и рекомендуемой конфигурации ищите в документе </text:span></text:p>
      <text:p text:style-name="P4"><text:a xlink:type="simple" xlink:href="https://access.redhat.com/documentation/en-us/red_hat_virtualization/4.3/html/planning_and_prerequisites_guide/" text:style-name="Internet_20_link" text:visited-style-name="Visited_20_Internet_20_Link"><text:span text:style-name="Emphasis">Planning and Prerequisites Guide</text:span></text:a> . <text:span text:style-name="T11">Сведения о параметрах, имеющих отношение непосредственно к окружению виртуализованного ЦУ, ищите в документе </text:span><text:a xlink:type="simple" xlink:href="https://access.redhat.com/documentation/en-us/red_hat_virtualization/4.3/html-single/planning_and_prerequisites_guide/#self-hosted-engine-recommendations" text:style-name="Internet_20_link" text:visited-style-name="Visited_20_Internet_20_Link"><text:span text:style-name="T11">Self-Hosted Engine Recommendations</text:span></text:a><text:span text:style-name="T11"> .</text:span></text:p>
      <text:p text:style-name="P1"/>
      <text:p text:style-name="P1"><text:span text:style-name="Strong_20_Emphasis"/></text:p>
      <text:p text:style-name="P8"><text:span text:style-name="Strong_20_Emphasis"><text:span text:style-name="T12">Таблица 1. Ключевые компоненты системы виртуализации </text:span></text:span><text:span text:style-name="Strong_20_Emphasis">Red Hat Virtualization</text:span></text:p>
      <text:p text:style-name="P8"><text:span text:style-name="Strong_20_Emphasis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Название компонента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office:value-type="string">
            <text:p text:style-name="P12">Центр управления системой виртуализации (диспетчер вирту<text:span text:style-name="T14">а</text:span>лизации)</text:p>
          </table:table-cell>
          <table:table-cell table:style-name="Table1.B2" office:value-type="string">
            <text:p text:style-name="P13"><text:span text:style-name="T13">Служба, предоставляющая графический интерфейс пользователя и </text:span>REST API <text:span text:style-name="T13">для управления ресурсами окружения. Диспетчер устанавливается на физической или виртуальной машине под управлением </text:span>Red Hat Enterprise Linux.</text:p>
          </table:table-cell>
        </table:table-row>
        <table:table-row>
          <table:table-cell table:style-name="Table1.A2" office:value-type="string">
            <text:p text:style-name="P15">Хосты</text:p>
          </table:table-cell>
          <table:table-cell table:style-name="Table1.B2" office:value-type="string">
            <text:p text:style-name="P16"><text:span text:style-name="T15">Хосты </text:span>Red Hat Enterprise Linux <text:span text:style-name="T15">(хосты RHEL) и хосты </text:span>Red Hat Virtualization <text:span text:style-name="T15">(гипервизоры на базе образов) — это два поддерживаемых типа хостов. На хостах используется технология </text:span>Kernel-based Virtual Machine (KVM), <text:span text:style-name="T15">и они предоставляют ресурсы, необходимые для работы виртуальных машин.</text:span></text:p>
          </table:table-cell>
        </table:table-row>
        <table:table-row>
          <table:table-cell table:style-name="Table1.A2" office:value-type="string">
            <text:p text:style-name="P15">Разделяемое хранилище</text:p>
          </table:table-cell>
          <table:table-cell table:style-name="Table1.B2" office:value-type="string">
            <text:p text:style-name="P15">Служба хранилищ, используемая для хранения данных, связанных с виртуальными машинами.</text:p>
          </table:table-cell>
        </table:table-row>
        <table:table-row>
          <table:table-cell table:style-name="Table1.A2" office:value-type="string">
            <text:p text:style-name="P15">Хранилище данных</text:p>
          </table:table-cell>
          <table:table-cell table:style-name="Table1.B2" office:value-type="string">
            <text:p text:style-name="P15">Служба, <text:span text:style-name="T16">получающая</text:span> информа<text:span text:style-name="T16">ц</text:span>ию о <text:span text:style-name="T16">параметрах и статистику из Центра управления</text:span></text:p>
          </table:table-cell>
        </table:table-row>
      </table:table>
      <text:p text:style-name="P8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50:59.324383762</meta:creation-date>
    <dc:date>2020-02-03T19:58:15.912346988</dc:date>
    <meta:editing-duration>PT1H17M17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2" meta:paragraph-count="24" meta:word-count="352" meta:character-count="3082" meta:non-whitespace-character-count="2750"/>
  </office:meta>
</office:document-meta>
</file>